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2161210" style:family="table" style:master-page-name="ta-mp-0x216121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2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22713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27150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08.79pt" style:use-optimal-column-width="true"/>
    </style:style>
    <style:style style:name="ACOL-2" style:family="table-column">
      <style:table-column-properties style:column-width="64.01pt" style:use-optimal-column-width="true"/>
    </style:style>
    <style:style style:name="ACOL-3" style:family="table-column">
      <style:table-column-properties style:column-width="80.25pt" style:use-optimal-column-width="true"/>
    </style:style>
    <style:style style:name="ACOL-4" style:family="table-column">
      <style:table-column-properties style:column-width="79.51pt" style:use-optimal-column-width="true"/>
    </style:style>
    <style:style style:name="ACOL-5" style:family="table-column"/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2161210" table:print="true">
        <office:forms form:automatic-focus="false" form:apply-design-mode="false">
          <form:form/>
        </office:forms>
        <table:table-column table:style-name="ACOL-1"/>
        <table:table-column table:style-name="ACOL-2" table:number-columns-repeated="6"/>
        <table:table-column table:style-name="ACOL-3"/>
        <table:table-column table:style-name="ACOL-4"/>
        <table:table-column table:style-name="ACOL-2" table:number-columns-repeated="2"/>
        <table:table-column table:style-name="ACOL-0" table:number-columns-repeated="245"/>
        <table:table-row table:style-name="AROW-0">
          <table:table-cell table:style-name="Gnumeric-default" office:value-type="string" office:string-value="No. of Processors">
            <text:p>No. of Processors</text:p>
          </table:table-cell>
          <table:table-cell table:style-name="ACE-0x2271508" office:value-type="string" office:string-value="ptime1">
            <text:p>ptime1</text:p>
          </table:table-cell>
          <table:table-cell table:style-name="ACE-0x2271508" office:value-type="string" office:string-value="rtime1">
            <text:p>rtime1</text:p>
          </table:table-cell>
          <table:table-cell table:style-name="ACE-0x2271508" office:value-type="string" office:string-value="ptime2">
            <text:p>ptime2</text:p>
          </table:table-cell>
          <table:table-cell table:style-name="ACE-0x2271508" office:value-type="string" office:string-value="rtime2">
            <text:p>rtime2</text:p>
          </table:table-cell>
          <table:table-cell table:style-name="ACE-0x2271508" office:value-type="string" office:string-value="ptime3">
            <text:p>ptime3</text:p>
          </table:table-cell>
          <table:table-cell table:style-name="ACE-0x2271508" office:value-type="string" office:string-value="rtime3">
            <text:p>rtime3</text:p>
          </table:table-cell>
          <table:table-cell table:style-name="ACE-0x2271508" office:value-type="string" office:string-value="ptime_average">
            <text:p>ptime_average</text:p>
          </table:table-cell>
          <table:table-cell table:style-name="ACE-0x2271508" office:value-type="string" office:string-value="rtime_average">
            <text:p>rtime_average</text:p>
          </table:table-cell>
          <table:table-cell table:style-name="Gnumeric-default" office:value-type="string" office:string-value="Speedup">
            <text:p>Speedup</text:p>
          </table:table-cell>
          <table:table-cell table:style-name="Gnumeric-default" office:value-type="string" office:string-value="Speedup">
            <text:p>Speedup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ACE-0x2271508" office:value-type="float" office:value="2.213012">
            <text:p>2.213012</text:p>
          </table:table-cell>
          <table:table-cell table:style-name="ACE-0x2271508" office:value-type="float" office:value="2.610107">
            <text:p>2.610107</text:p>
          </table:table-cell>
          <table:table-cell table:style-name="ACE-0x2271508" office:value-type="float" office:value="2.219335">
            <text:p>2.219335</text:p>
          </table:table-cell>
          <table:table-cell table:style-name="ACE-0x2271508" office:value-type="float" office:value="2.617259">
            <text:p>2.617259</text:p>
          </table:table-cell>
          <table:table-cell table:style-name="ACE-0x2271508" office:value-type="float" office:value="2.243716">
            <text:p>2.243716</text:p>
          </table:table-cell>
          <table:table-cell table:style-name="ACE-0x2271508" office:value-type="float" office:value="2.647069">
            <text:p>2.647069</text:p>
          </table:table-cell>
          <table:table-cell table:style-name="ACE-0x2271508" table:formula="of:=([.B2]+[.D2]+[.F2])/3" office:value-type="float" office:value="2.22535433333333">
            <text:p>2.225354</text:p>
          </table:table-cell>
          <table:table-cell table:style-name="ACE-0x2271508" table:formula="of:=([.C2]+[.E2]+[.G2])/3" office:value-type="float" office:value="2.62481166666667">
            <text:p>2.624812</text:p>
          </table:table-cell>
          <table:table-cell table:style-name="Gnumeric-default" table:formula="of:=[.$H$2]/[.H2]" office:value-type="float" office:value="1">
            <text:p>1</text:p>
          </table:table-cell>
          <table:table-cell table:style-name="Gnumeric-default" table:formula="of:=[.$I$2]/[.I2]" office:value-type="float" office:value="1">
            <text:p>1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ACE-0x2271508" office:value-type="float" office:value="0.998615">
            <text:p>0.998615</text:p>
          </table:table-cell>
          <table:table-cell table:style-name="ACE-0x2271508" office:value-type="float" office:value="1.179668">
            <text:p>1.179668</text:p>
          </table:table-cell>
          <table:table-cell table:style-name="ACE-0x2271508" office:value-type="float" office:value="0.994529">
            <text:p>0.994529</text:p>
          </table:table-cell>
          <table:table-cell table:style-name="ACE-0x2271508" office:value-type="float" office:value="1.174503">
            <text:p>1.174503</text:p>
          </table:table-cell>
          <table:table-cell table:style-name="ACE-0x2271508" office:value-type="float" office:value="0.994431">
            <text:p>0.994431</text:p>
          </table:table-cell>
          <table:table-cell table:style-name="ACE-0x2271508" office:value-type="float" office:value="1.174585">
            <text:p>1.174585</text:p>
          </table:table-cell>
          <table:table-cell table:style-name="ACE-0x2271508" table:formula="of:=([.B3]+[.D3]+[.F3])/3" office:value-type="float" office:value="0.995858333333333">
            <text:p>0.995858</text:p>
          </table:table-cell>
          <table:table-cell table:style-name="ACE-0x2271508" table:formula="of:=([.C3]+[.E3]+[.G3])/3" office:value-type="float" office:value="1.176252">
            <text:p>1.176252</text:p>
          </table:table-cell>
          <table:table-cell table:style-name="Gnumeric-default" table:formula="of:=[.$H$2]/[.H3]" office:value-type="float" office:value="2.23460934035129">
            <text:p>2.23460934</text:p>
          </table:table-cell>
          <table:table-cell table:style-name="Gnumeric-default" table:formula="of:=[.$I$2]/[.I3]" office:value-type="float" office:value="2.23150453020838">
            <text:p>2.23150453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ACE-0x2271508" office:value-type="float" office:value="0.72008">
            <text:p>0.720080</text:p>
          </table:table-cell>
          <table:table-cell table:style-name="ACE-0x2271508" office:value-type="float" office:value="0.85156">
            <text:p>0.851560</text:p>
          </table:table-cell>
          <table:table-cell table:style-name="ACE-0x2271508" office:value-type="float" office:value="0.716962">
            <text:p>0.716962</text:p>
          </table:table-cell>
          <table:table-cell table:style-name="ACE-0x2271508" office:value-type="float" office:value="0.848023">
            <text:p>0.848023</text:p>
          </table:table-cell>
          <table:table-cell table:style-name="ACE-0x2271508" office:value-type="float" office:value="0.721133">
            <text:p>0.721133</text:p>
          </table:table-cell>
          <table:table-cell table:style-name="ACE-0x2271508" office:value-type="float" office:value="0.852918">
            <text:p>0.852918</text:p>
          </table:table-cell>
          <table:table-cell table:style-name="ACE-0x2271508" table:formula="of:=([.B4]+[.D4]+[.F4])/3" office:value-type="float" office:value="0.719391666666667">
            <text:p>0.719392</text:p>
          </table:table-cell>
          <table:table-cell table:style-name="ACE-0x2271508" table:formula="of:=([.C4]+[.E4]+[.G4])/3" office:value-type="float" office:value="0.850833666666667">
            <text:p>0.850834</text:p>
          </table:table-cell>
          <table:table-cell table:style-name="Gnumeric-default" table:formula="of:=[.$H$2]/[.H4]" office:value-type="float" office:value="3.09338353006591">
            <text:p>3.09338353</text:p>
          </table:table-cell>
          <table:table-cell table:style-name="Gnumeric-default" table:formula="of:=[.$I$2]/[.I4]" office:value-type="float" office:value="3.08498801763447">
            <text:p>3.08498802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ACE-0x2271508" office:value-type="float" office:value="0.522008">
            <text:p>0.522008</text:p>
          </table:table-cell>
          <table:table-cell table:style-name="ACE-0x2271508" office:value-type="float" office:value="0.621858">
            <text:p>0.621858</text:p>
          </table:table-cell>
          <table:table-cell table:style-name="ACE-0x2271508" office:value-type="float" office:value="0.520013">
            <text:p>0.520013</text:p>
          </table:table-cell>
          <table:table-cell table:style-name="ACE-0x2271508" office:value-type="float" office:value="0.619273">
            <text:p>0.619273</text:p>
          </table:table-cell>
          <table:table-cell table:style-name="ACE-0x2271508" office:value-type="float" office:value="0.526232">
            <text:p>0.526232</text:p>
          </table:table-cell>
          <table:table-cell table:style-name="ACE-0x2271508" office:value-type="float" office:value="0.626533">
            <text:p>0.626533</text:p>
          </table:table-cell>
          <table:table-cell table:style-name="ACE-0x2271508" table:formula="of:=([.B5]+[.D5]+[.F5])/3" office:value-type="float" office:value="0.522751">
            <text:p>0.522751</text:p>
          </table:table-cell>
          <table:table-cell table:style-name="ACE-0x2271508" table:formula="of:=([.C5]+[.E5]+[.G5])/3" office:value-type="float" office:value="0.622554666666667">
            <text:p>0.622555</text:p>
          </table:table-cell>
          <table:table-cell table:style-name="Gnumeric-default" table:formula="of:=[.$H$2]/[.H5]" office:value-type="float" office:value="4.25700636313146">
            <text:p>4.25700636</text:p>
          </table:table-cell>
          <table:table-cell table:style-name="Gnumeric-default" table:formula="of:=[.$I$2]/[.I5]" office:value-type="float" office:value="4.21619466884836">
            <text:p>4.21619467</text:p>
          </table:table-cell>
          <table:table-cell table:number-columns-repeated="245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ACE-0x2271508" office:value-type="float" office:value="0.342913">
            <text:p>0.342913</text:p>
          </table:table-cell>
          <table:table-cell table:style-name="ACE-0x2271508" office:value-type="float" office:value="0.412766">
            <text:p>0.412766</text:p>
          </table:table-cell>
          <table:table-cell table:style-name="ACE-0x2271508" office:value-type="float" office:value="0.318769">
            <text:p>0.318769</text:p>
          </table:table-cell>
          <table:table-cell table:style-name="ACE-0x2271508" office:value-type="float" office:value="0.388787">
            <text:p>0.388787</text:p>
          </table:table-cell>
          <table:table-cell table:style-name="ACE-0x2271508" office:value-type="float" office:value="0.332243">
            <text:p>0.332243</text:p>
          </table:table-cell>
          <table:table-cell table:style-name="ACE-0x2271508" office:value-type="float" office:value="0.40003">
            <text:p>0.400030</text:p>
          </table:table-cell>
          <table:table-cell table:style-name="ACE-0x2271508" table:formula="of:=([.B6]+[.D6]+[.F6])/3" office:value-type="float" office:value="0.331308333333333">
            <text:p>0.331308</text:p>
          </table:table-cell>
          <table:table-cell table:style-name="ACE-0x2271508" table:formula="of:=([.C6]+[.E6]+[.G6])/3" office:value-type="float" office:value="0.400527666666667">
            <text:p>0.400528</text:p>
          </table:table-cell>
          <table:table-cell table:style-name="Gnumeric-default" table:formula="of:=[.$H$2]/[.H6]" office:value-type="float" office:value="6.71686797293558">
            <text:p>6.71686797</text:p>
          </table:table-cell>
          <table:table-cell table:style-name="Gnumeric-default" table:formula="of:=[.$I$2]/[.I6]" office:value-type="float" office:value="6.55338416072797">
            <text:p>6.55338416</text:p>
          </table:table-cell>
          <table:table-cell table:number-columns-repeated="245" table:style-name="Gnumeric-default"/>
        </table:table-row>
        <table:table-row table:style-name="AROW-0">
          <table:table-cell table:style-name="Gnumeric-default"/>
          <table:table-cell table:number-columns-repeated="8" table:style-name="ACE-0x2271508"/>
          <table:table-cell table:number-columns-repeated="7" table:style-name="Gnumeric-default"/>
          <table:table-cell table:number-columns-repeated="48" table:style-name="Gnumeric-default"/>
          <table:table-cell table:number-columns-repeated="192" table:style-name="Gnumeric-default"/>
        </table:table-row>
        <table:table-row table:style-name="AROW-0">
          <table:table-cell table:style-name="Gnumeric-default"/>
          <table:table-cell table:number-columns-repeated="8" table:style-name="ACE-0x2271508"/>
          <table:table-cell table:number-columns-repeated="7" table:style-name="Gnumeric-default"/>
          <table:table-cell table:number-columns-repeated="48" table:style-name="Gnumeric-default"/>
          <table:table-cell table:number-columns-repeated="192" table:style-name="Gnumeric-default"/>
        </table:table-row>
        <table:table-row table:style-name="AROW-0">
          <table:table-cell table:style-name="Gnumeric-default"/>
          <table:table-cell table:number-columns-repeated="8" table:style-name="Gnumeric-default"/>
          <table:table-cell table:number-columns-repeated="7" table:style-name="Gnumeric-default"/>
          <table:table-cell table:number-columns-repeated="48" table:style-name="Gnumeric-default"/>
          <table:table-cell table:number-columns-repeated="192" table:style-name="Gnumeric-default"/>
        </table:table-row>
        <table:table-row table:style-name="AROW-0" table:number-rows-repeated="7">
          <table:table-cell table:style-name="Gnumeric-default"/>
          <table:table-cell table:number-columns-repeated="8" table:style-name="Gnumeric-default"/>
          <table:table-cell table:number-columns-repeated="7" table:style-name="Gnumeric-default"/>
          <table:table-cell table:number-columns-repeated="48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16" table:style-name="Gnumeric-default"/>
          <table:table-cell table:number-columns-repeated="48" table:style-name="Gnumeric-default"/>
          <table:table-cell table:number-columns-repeated="192" table:style-name="Gnumeric-default"/>
        </table:table-row>
        <table:table-row table:style-name="AROW-0" table:number-rows-repeated="239">
          <table:table-cell table:number-columns-repeated="16" table:style-name="Gnumeric-default"/>
          <table:table-cell table:number-columns-repeated="48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3839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1044479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6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82pt" style:use-optimal-row-height="true"/>
    </style:default-style>
  </office:styles>
  <office:automatic-styles>
    <style:page-layout style:name="pl-0x22793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2161210" style:display-name="Sheet1" style:page-layout-name="pl-0x22793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Yunqing Dong</dc:creator>
    <dc:date>2015-01-20T18:14:34Z</dc:date>
    <meta:creation-date>2015-01-20T18:05:03Z</meta:creation-date>
    <meta:editing-cycles>1</meta:editing-cycles>
    <meta:editing-duration>PT14M33S</meta:editing-duration>
    <meta:generator>gnumeric/1.10.17</meta:generator>
    <meta:initial-creator>Yunqing Dong</meta:initial-creator>
  </office:meta>
</office:document-meta>
</file>